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Heading_20_1">
      <style:paragraph-properties fo:break-before="page"/>
    </style:style>
    <style:style style:name="P15" style:family="paragraph" style:parent-style-name="Preformatted_20_Text">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other-services-besides-heroku"/>Other Services Besides Heroku</text:h>
      <text:p text:style-name="Text_20_body">Heroku is just one option of many for deploying a web app, and Heroku is actually owned by <text:a xlink:type="simple" xlink:href="https://www.salesforce.com/" office:target-frame-name="_blank" xlink:show="new" text:style-name="Internet_20_link" text:visited-style-name="Visited_20_Internet_20_Link">Salesforce.com</text:a>.</text:p>
      <text:p text:style-name="Text_20_body">The big internet companies offer similar services like <text:a xlink:type="simple" xlink:href="https://aws.amazon.com/lightsail/" office:target-frame-name="_blank" xlink:show="new" text:style-name="Internet_20_link" text:visited-style-name="Visited_20_Internet_20_Link">Amazon's Lightsail</text:a>, <text:a xlink:type="simple" xlink:href="https://azure.microsoft.com/en-us/resources/samples/python-docs-hello-world/" office:target-frame-name="_blank" xlink:show="new" text:style-name="Internet_20_link" text:visited-style-name="Visited_20_Internet_20_Link">Microsoft's Azure</text:a>, <text:a xlink:type="simple" xlink:href="https://cloud.google.com/appengine/docs/standard/python/getting-started/python-standard-env" office:target-frame-name="_blank" xlink:show="new" text:style-name="Internet_20_link" text:visited-style-name="Visited_20_Internet_20_Link">Google Cloud</text:a>, and <text:a xlink:type="simple" xlink:href="https://www.ibm.com/blogs/bluemix/2015/03/simple-hello-world-python-app-using-flask/" office:target-frame-name="_blank" xlink:show="new" text:style-name="Internet_20_link" text:visited-style-name="Visited_20_Internet_20_Link">IBM Cloud (formerly IBM Bluemix)</text:a>. However, these services tend to require more configuration. Most of these also come with either a free tier or a limited free tier that expires after a certain amount of time.</text:p>
      <text:h text:style-name="Heading_20_1" text:outline-level="1"><text:bookmark text:name="instructions-deploying-from-the-classroom"/>Instructions Deploying from the Classroom</text:h>
      <text:p text:style-name="Text_20_body">Here is the code used in the screencast to get the web app running:</text:p>
      <text:p text:style-name="Text_20_body">First, a new folder was created for the web app and all of the web app folders and files were moved into the folder:</text:p>
      <text:p text:style-name="Preformatted_20_Text"><text:span text:style-name="Source_20_Text">mkdir web_app</text:span></text:p>
      <text:p text:style-name="P1"><text:span text:style-name="Source_20_Text">mv -t web_app data worldbankapp wrangling_scripts worldbank.py</text:span></text:p>
      <text:p text:style-name="Text_20_body">The next step was to create a virtual environment and then activate the environment: </text:p>
      <text:p text:style-name="Preformatted_20_Text"><text:span text:style-name="Source_20_Text">conda update python</text:span></text:p>
      <text:p text:style-name="Preformatted_20_Text"><text:span text:style-name="Source_20_Text">python3 -m venv worldbankvenv</text:span></text:p>
      <text:p text:style-name="P1"><text:span text:style-name="Source_20_Text">source worldbankenv/bin/activate</text:span></text:p>
      <text:p text:style-name="Text_20_body">Then, pip install the Python libraries needed for the web app</text:p>
      <text:p text:style-name="P1"><text:span text:style-name="Source_20_Text">pip install flask pandas plotly gunicorn</text:span></text:p>
      <text:p text:style-name="Text_20_body">The next step was to install the heroku command line tools:</text:p>
      <text:p text:style-name="Preformatted_20_Text"><text:span text:style-name="Source_20_Text">curl https://cli-assets.heroku.com/install-ubuntu.sh | sh</text:span></text:p>
      <text:p text:style-name="Preformatted_20_Text"><text:span text:style-name="Source_20_Text">https://devcenter.heroku.com/articles/heroku-cli#standalone-installation</text:span></text:p>
      <text:p text:style-name="P1"><text:span text:style-name="Source_20_Text">heroku —-version</text:span></text:p>
      <text:p text:style-name="Text_20_body">And then log into heroku with the following command</text:p>
      <text:p text:style-name="P1"><text:span text:style-name="Source_20_Text">heroku login</text:span></text:p>
      <text:p text:style-name="Text_20_body">Heroku asks for your account email address and password, which you type into the terminal and press enter.</text:p>
      <text:p text:style-name="Text_20_body">The next steps involved some housekeeping:</text:p>
      <text:list xml:id="list758639534390885027" text:style-name="L5">
        <text:list-item>
          <text:p text:style-name="P12">remove <text:span text:style-name="Source_20_Text">app.run()</text:span> from worldbank.py </text:p>
        </text:list-item>
        <text:list-item>
          <text:p text:style-name="P6">type <text:span text:style-name="Source_20_Text">cd web_app</text:span> into the Terminal so that you are inside the folder with your web app code. </text:p>
        </text:list-item>
      </text:list>
      <text:p text:style-name="Text_20_body">Then create a proc file, which tells Heroku what to do when starting your web app:</text:p>
      <text:p text:style-name="P1"><text:span text:style-name="Source_20_Text">touch Procfile</text:span></text:p>
      <text:p text:style-name="Text_20_body">Then open the Procfile and type:</text:p>
      <text:p text:style-name="P1"><text:span text:style-name="Source_20_Text">web gunicorn worldbank:app</text:span></text:p>
      <text:p text:style-name="Text_20_body">Next, create a requirements file, which lists all of the Python library that your app depends on:</text:p>
      <text:p text:style-name="P1"><text:span text:style-name="Source_20_Text">pip freeze &gt; requirements.txt</text:span></text:p>
      <text:p text:style-name="Text_20_body"><text:soft-page-break/>And initialize a git repository and make a commit:</text:p>
      <text:p text:style-name="Preformatted_20_Text"><text:span text:style-name="Source_20_Text">git init</text:span></text:p>
      <text:p text:style-name="Preformatted_20_Text"><text:span text:style-name="Source_20_Text">git add .</text:span></text:p>
      <text:p text:style-name="P1"><text:span text:style-name="Source_20_Text">git commit -m ‘first commit’</text:span></text:p>
      <text:p text:style-name="Text_20_body">Now, create a heroku app:</text:p>
      <text:p text:style-name="P1"><text:span text:style-name="Source_20_Text">heroku create my-app-name</text:span></text:p>
      <text:p text:style-name="Text_20_body">where my-app-name is a unique name that nobody else on Heroku has already used.</text:p>
      <text:p text:style-name="Text_20_body">The <text:span text:style-name="Source_20_Text">heroku create</text:span> command should create a git repository on Heroku and a web address for accessing your web app. You can check that a remote repository was added to your git repository with the following terminal command:</text:p>
      <text:p text:style-name="P1"><text:span text:style-name="Source_20_Text">git remote -v</text:span></text:p>
      <text:p text:style-name="Text_20_body">Next, you need to push your git repository to the remote heroku repository with this command:</text:p>
      <text:p text:style-name="P1"><text:span text:style-name="Source_20_Text">git push heroku master</text:span></text:p>
      <text:p text:style-name="Text_20_body">Now, you can type your web app's address in the browser to see the results.</text:p>
      <text:h text:style-name="Heading_20_1" text:outline-level="1"><text:bookmark text:name="virtual-environments-vs-anaconda"/>Virtual Environments vs. Anaconda</text:h>
      <text:p text:style-name="Text_20_body">Virtual environments and Anaconda serve a very similar purpose. Anaconda is a distribution of Python (and the analytics language R) specifically for data science. Anaconda comes installed with a package and environment manager called conda. You can create <text:a xlink:type="simple" xlink:href="https://conda.io/docs/user-guide/tasks/manage-environments.html" office:target-frame-name="_blank" xlink:show="new" text:style-name="Internet_20_link" text:visited-style-name="Visited_20_Internet_20_Link">separate environments using conda</text:a>. However, these environments automatically come with Python packages meant for data science.</text:p>
      <text:p text:style-name="Text_20_body">Virtual environments, on the other hand, come with the Python language but do not pre-install other packages. </text:p>
      <text:p text:style-name="Text_20_body">The classroom workspace has many other Python libraries pre-installed including an installation of <text:a xlink:type="simple" xlink:href="https://www.anaconda.com/distribution/" office:target-frame-name="_blank" xlink:show="new" text:style-name="Internet_20_link" text:visited-style-name="Visited_20_Internet_20_Link">Anaconda</text:a>.</text:p>
      <text:p text:style-name="Text_20_body">When installing a web app to a server, you should only include the packages that are necessary for running your web app. Otherwise you'd be installing Python packages that you don't need. </text:p>
      <text:p text:style-name="Text_20_body">To ensure that your app only installs necessary packages, you should create a <text:span text:style-name="Strong_20_Emphasis">virtual Python environment</text:span>. A virtual Python environment is a separate Python installation on your computer that you can easily remove and won't interfere with your main Python installation.</text:p>
      <text:p text:style-name="Text_20_body">There is more than one Python package that can set up virtual environments. In the past, you had to install these packages yourself. With Python 3.6, there is a virtual environment package that comes with the Python installation. The packaged is called <text:a xlink:type="simple" xlink:href="https://docs.python.org/3/library/venv.html#module-venv" office:target-frame-name="_blank" xlink:show="new" text:style-name="Internet_20_link" text:visited-style-name="Visited_20_Internet_20_Link">venv</text:a></text:p>
      <text:p text:style-name="Text_20_body">However, there is a bug with anaconda's 3.6 Python installation on a Linux system. So in order to use venv in the workspace classroom, you first need to update the Python installation as shown in the instructions above.</text:p>
      <text:h text:style-name="Heading_20_1" text:outline-level="1"><text:bookmark text:name="creating-a-virtual-environment-in-the-classroom"/>Creating a Virtual Environment in the Classroom</text:h>
      <text:p text:style-name="Text_20_body">Open a terminal window in a workspace and type:</text:p>
      <text:p text:style-name="P1"><text:soft-page-break/><text:span text:style-name="Source_20_Text">conda update python</text:span></text:p>
      <text:p text:style-name="Text_20_body">When asked for confirmation, type y and hit enter. Your Python installation should update.</text:p>
      <text:p text:style-name="Text_20_body">Next, make sure you are in the folder where you want to build your web app. In the classroom, the workspace folder is fine. But on your personal computer, you'll want to make a new folder. For example:</text:p>
      <text:p text:style-name="P1"><text:span text:style-name="Source_20_Text">mkdir myapp</text:span></text:p>
      <text:p text:style-name="Text_20_body">will create a new folder called myapp and <text:span text:style-name="Source_20_Text">cd myapp</text:span> will change your current directory so that you are inside the myapp folder.</text:p>
      <text:p text:style-name="Text_20_body">Then to create a virtual environment type:</text:p>
      <text:p text:style-name="P1"><text:span text:style-name="Source_20_Text">python3 -m venv name</text:span></text:p>
      <text:p text:style-name="Text_20_body">where name can be anything you want. You'll see a new folder appear in the workspace with your environment name.</text:p>
      <text:p text:style-name="Text_20_body">Finally, to activate the virtual environment. Type:</text:p>
      <text:p text:style-name="P1"><text:span text:style-name="Source_20_Text">source name/bin/activate</text:span></text:p>
      <text:p text:style-name="Text_20_body">You can tell that your environment is activated because the name will show up in parenthesis on the left side of the terminal.</text:p>
      <text:h text:style-name="Heading_20_1" text:outline-level="1"><text:bookmark text:name="creating-a-virtual-environment-locally-on-your-computer"/>Creating a Virtual Environment Locally on Your Computer</text:h>
      <text:p text:style-name="Text_20_body">You can develop your app using the classroom workspace. If you decide to develop your app locally on your computer, you should set up a virtual environment there as well. Different versions of Python have different ways of setting up virtual environments. Assuming you are using Python 3.6 and are on a linux or macOS system, then you should be able to set up a virtual environment on your local machine just by typing:</text:p>
      <text:p text:style-name="P1"><text:span text:style-name="Source_20_Text">python3 -m venv name</text:span></text:p>
      <text:p text:style-name="Text_20_body">and then to activate:</text:p>
      <text:p text:style-name="P1"><text:span text:style-name="Source_20_Text">source name/bin/activate</text:span></text:p>
      <text:p text:style-name="Text_20_body">On Windows, the command is;</text:p>
      <text:p text:style-name="P1"><text:span text:style-name="Source_20_Text">c:\&gt;c:\Python35\python -m venv c:\path\to\myenv</text:span></text:p>
      <text:p text:style-name="Text_20_body">and to activate:</text:p>
      <text:p text:style-name="P1"><text:span text:style-name="Source_20_Text">C:\&gt; &lt;venv&gt;\Scripts\activate.bat</text:span></text:p>
      <text:p text:style-name="Text_20_body">For more information, read through this <text:a xlink:type="simple" xlink:href="https://docs.python.org/3/tutorial/venv.html" office:target-frame-name="_blank" xlink:show="new" text:style-name="Internet_20_link" text:visited-style-name="Visited_20_Internet_20_Link">link</text:a>.</text:p>
      <text:h text:style-name="Heading_20_1" text:outline-level="1"><text:bookmark text:name="databases-for-your-app"/>Databases for Your App</text:h>
      <text:p text:style-name="Text_20_body">The web app in this lesson does not need a database. All of the data is stored in CSV files; however, it is possible to include a database as part of a Flask app. One common use case would be to store user login information such as username and password. </text:p>
      <text:p text:style-name="Text_20_body"><text:soft-page-break/>Flask is database agnostic meaning Flask can work with a number of different database types. If you are interested in learning about how to include a database as part of a Flask app, here are some resources:</text:p>
      <text:list xml:id="list5777928036416179282" text:style-name="L6">
        <text:list-item>
          <text:p text:style-name="P13"><text:a xlink:type="simple" xlink:href="https://blog.miguelgrinberg.com/post/the-flask-mega-tutorial-part-iv-database" office:target-frame-name="_blank" xlink:show="new" text:style-name="Internet_20_link" text:visited-style-name="Visited_20_Internet_20_Link">Flask Mega Tutorial</text:a> </text:p>
        </text:list-item>
        <text:list-item>
          <text:p text:style-name="P7"><text:a xlink:type="simple" xlink:href="https://devcenter.heroku.com/articles/getting-started-with-python#provision-a-database" office:target-frame-name="_blank" xlink:show="new" text:style-name="Internet_20_link" text:visited-style-name="Visited_20_Internet_20_Link">Heroku - Provision a Database</text:a> </text:p>
        </text:list-item>
      </text:list>
      <text:h text:style-name="Heading_20_1" text:outline-level="1"><text:bookmark text:name="deployment"/>Deployment</text:h>
      <text:p text:style-name="Text_20_body">In the next part of the lesson, you'll find a workspace where you can practice deploying the world bank web app. Set up an account on <text:a xlink:type="simple" xlink:href="https://classroom.udacity.com/nanodegrees/nd025/parts/77ee49aa-205f-48cd-9287-47ff42c2a4f5/modules/d62339d1-ff64-48e1-9fac-b7d3e129c24b/lessons/3737ebcb-984e-4959-bf2a-95fe13de4916/concepts/www.heroku.com" office:target-frame-name="_blank" xlink:show="new" text:style-name="Internet_20_link" text:visited-style-name="Visited_20_Internet_20_Link">Heroku</text:a> and then follow the instructions shown in this part of the lesson. </text:p>
      <text:p text:style-name="Text_20_body">You'll need to use a different name for the web app since the one used in this lesson is already tak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1:36:20</meta:creation-date>
    <dc:date>2018-11-01T11:46:52</dc:date>
    <meta:editing-duration>PT4M21S</meta:editing-duration>
    <meta:editing-cycles>5</meta:editing-cycles>
    <meta:generator>OpenOffice/4.1.4$Unix OpenOffice.org_project/414m5$Build-9788</meta:generator>
    <meta:document-statistic meta:table-count="0" meta:image-count="0" meta:object-count="0" meta:page-count="4" meta:paragraph-count="81" meta:word-count="1085" meta:character-count="6537"/>
  </office:meta>
</office:document-meta>
</file>